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, monospac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da49" officeooo:paragraph-rsid="0005da49"/>
    </style:style>
    <style:style style:name="T1" style:family="text">
      <style:text-properties officeooo:rsid="0005da49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ant Classes:</text:p>
      <text:p text:style-name="Standard"><text:tab/>1. BTech(RollNumber r , string hostel , Faculty facad, float cgpa)</text:p>
      <text:p text:style-name="Standard"><text:tab/>Member functions:</text:p>
      <text:p text:style-name="Standard"><text:tab/><text:tab/><text:span text:style-name="T1">string getHostel() ;</text:span></text:p>
      <text:p text:style-name="Standard"><text:tab/><text:tab/><text:span text:style-name="T1">Faculty getFacad() ;</text:span></text:p>
      <text:p text:style-name="Standard"><text:tab/><text:tab/><text:span text:style-name="T1">void changeHostel(string hostel) ;</text:span></text:p>
      <text:p text:style-name="Standard"><text:tab/><text:tab/><text:span text:style-name="T1">Faculty getBTPGuide() ;</text:span></text:p>
      <text:p text:style-name="Standard"><text:tab/><text:tab/><text:span text:style-name="T1">setBTPGuide(Faculty);</text:span></text:p>
      <text:p text:style-name="Standard"><text:tab/><text:tab/></text:p>
      <text:p text:style-name="Standard"><text:tab/>2. <text:s/>DualDegree<text:span text:style-name="T1">(RollNumber r , string hostel , Faculty facad , float cgpa)</text:span></text:p>
      <text:p text:style-name="P1"><text:tab/>Member functions:</text:p>
      <text:p text:style-name="Standard"><text:tab/><text:tab/>string getHostel() ;</text:p>
      <text:p text:style-name="Standard"><text:tab/><text:tab/>Faculty getFacad() ;</text:p>
      <text:p text:style-name="Standard"><text:tab/><text:tab/>void changeHostel(string hostel) ;</text:p>
      <text:p text:style-name="Standard"><text:tab/><text:tab/>Faculty getDDPGuide() ;</text:p>
      <text:p text:style-name="Standard"><text:tab/><text:tab/>Faculty getTASupervisor();</text:p>
      <text:p text:style-name="Standard"><text:tab/><text:tab/><text:span text:style-name="T1">setDDPGuide(Faculty) ;</text:span></text:p>
      <text:p text:style-name="Standard"><text:tab/><text:tab/><text:span text:style-name="T1">setTASupervisor(Faculty) ;</text:span></text:p>
      <text:p text:style-name="Standard"><text:span text:style-name="T1"><text:tab/>3. IITM(vector&lt;Student&gt;&amp; students , vector&lt;Faculty&gt;&amp; faculties)</text:span></text:p>
      <text:p text:style-name="Standard"><text:tab/><text:span text:style-name="T1">Member functions:</text:span></text:p>
      <text:p text:style-name="Standard"><text:tab/><text:tab/><text:span text:style-name="T1">bool checkConstraints(Faculty facad) ;</text:span></text:p>
      <text:p text:style-name="Standard"><text:tab/><text:tab/><text:span text:style-name="T1">void printStudentsByRoll();</text:span></text:p>
      <text:p text:style-name="Standard"><text:tab/><text:tab/><text:span text:style-name="T1">void printStudentsByGuide();</text:span></text:p>
      <text:p text:style-name="Standard"><text:tab/><text:tab/><text:span text:style-name="T1">void printStudentsByHostel();</text:span></text:p>
      <text:p text:style-name="Standard"><text:tab/><text:tab/><text:span text:style-name="T1">void printStudentsUnassigned();</text:span></text:p>
      <text:p text:style-name="Standard"><text:tab/><text:tab/><text:span text:style-name="T1">void printAdvisees(Faculty facad , string hostel);</text:span></text:p>
      <text:p text:style-name="Standard"><text:tab/><text:tab/><text:span text:style-name="T1">void printPercentage()</text:span></text:p>
      <text:p text:style-name="Standard"><text:tab/><text:tab/><text:span text:style-name="T1">Faculty maxProjectees();</text:span></text:p>
      <text:p text:style-name="Standard"/>
      <text:p text:style-name="Standard"><text:tab/><text:tab/></text:p>
      <text:p text:style-name="Standard"><text:tab/><text:tab/></text:p>
      <text:p text:style-name="Standard">Helper Classes:</text:p>
      <text:p text:style-name="Standard">1. RollNumber</text:p>
      <text:p text:style-name="Standard">2. Faculty<text:span text:style-name="T1">(string name , bool isPermanent)</text:span></text:p>
      <text:p text:style-name="P1">Member functions:</text:p>
      <text:p text:style-name="P1"><text:tab/>int numBTechProjectees() ;</text:p>
      <text:p text:style-name="P1"><text:tab/>int numDDProjectees() ;</text:p>
      <text:p text:style-name="P1"><text:tab/>int numTAs() ;</text:p>
      <text:p text:style-name="P1">3. Student(RollNumber r , string hostel , Faculty facad , float cgpa , bool isBTech)</text:p>
      <text:p text:style-name="Standard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, monospac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ejaVu Sans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5:16:42.676912299</meta:creation-date>
    <dc:date>2025-01-21T15:45:20.696741679</dc:date>
    <meta:editing-duration>PT28M43S</meta:editing-duration>
    <meta:editing-cycles>1</meta:editing-cycles>
    <meta:document-statistic meta:table-count="0" meta:image-count="0" meta:object-count="0" meta:page-count="1" meta:paragraph-count="39" meta:word-count="128" meta:character-count="1099" meta:non-whitespace-character-count="949"/>
    <meta:generator>LibreOffice/7.4.7.2$Linux_X86_64 LibreOffice_project/40$Build-2</meta:generator>
  </office:meta>
</office:document-meta>
</file>